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71in" fo:margin-left="0.0042in" fo:margin-right="-0.0063in" fo:break-before="page" table:align="margins"/>
    </style:style>
    <style:style style:name="Table1.A" style:family="table-column">
      <style:table-column-properties style:column-width="1.4792in" style:rel-column-width="2130*"/>
    </style:style>
    <style:style style:name="Table1.B" style:family="table-column">
      <style:table-column-properties style:column-width="0.6458in" style:rel-column-width="930*"/>
    </style:style>
    <style:style style:name="Table1.C" style:family="table-column">
      <style:table-column-properties style:column-width="0.7188in" style:rel-column-width="1035*"/>
    </style:style>
    <style:style style:name="Table1.D" style:family="table-column">
      <style:table-column-properties style:column-width="0.75in" style:rel-column-width="1080*"/>
    </style:style>
    <style:style style:name="Table1.E" style:family="table-column">
      <style:table-column-properties style:column-width="2.1979in" style:rel-column-width="3165*"/>
    </style:style>
    <style:style style:name="Table1.F" style:family="table-column">
      <style:table-column-properties style:column-width="2.0208in" style:rel-column-width="2910*"/>
    </style:style>
    <style:style style:name="Table1.G" style:family="table-column">
      <style:table-column-properties style:column-width="1.6146in" style:rel-column-width="23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A1" office:value-type="string">
            <text:p text:style-name="P1">Macro</text:p>
          </table:table-cell>
          <table:table-cell table:style-name="Table1.F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A2" office:value-type="string">
            <text:p text:style-name="Table_20_Contents">SPRITE_TABLE</text:p>
          </table:table-cell>
          <table:table-cell table:style-name="Table1.F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A2" office:value-type="string">
            <text:p text:style-name="Table_20_Contents">SPRITE_TILE</text:p>
          </table:table-cell>
          <table:table-cell table:style-name="Table1.F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A2" office:value-type="string">
            <text:p text:style-name="Table_20_Contents">PALETTE_DATA</text:p>
          </table:table-cell>
          <table:table-cell table:style-name="Table1.F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PU_STATUS</text:p>
          </table:table-cell>
          <table:table-cell table:style-name="Table1.F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PRITE_PRIORITY</text:p>
          </table:table-cell>
          <table:table-cell table:style-name="Table1.F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CREEN_BRIGHTNESS</text:p>
          </table:table-cell>
          <table:table-cell table:style-name="Table1.F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WITCHES</text:p>
          </table:table-cell>
          <table:table-cell table:style-name="Table1.F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SRC_LOWER</text:p>
          </table:table-cell>
          <table:table-cell table:style-name="Table1.F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SRC_UPPER</text:p>
          </table:table-cell>
          <table:table-cell table:style-name="Table1.F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DST</text:p>
          </table:table-cell>
          <table:table-cell table:style-name="Table1.F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AMT</text:p>
          </table:table-cell>
          <table:table-cell table:style-name="Table1.F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OTARY_ENC</text:p>
          </table:table-cell>
          <table:table-cell table:style-name="Table1.F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NDOM_GENERATOR</text:p>
          </table:table-cell>
          <table:table-cell table:style-name="Table1.F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TROLLER_A</text:p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F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TROLLER_B</text:p>
          </table:table-cell>
          <table:table-cell table:style-name="Table1.F2" table:number-columns-spanned="2" office:value-type="string">
            <text:p text:style-name="Table_20_Contents">Game controller B register.</text:p>
          </table:table-cell>
          <table:covered-table-cell/>
        </table:table-row>
        <table:table-row>
          <table:table-cell table:style-name="Table1.A2" office:value-type="string">
            <text:p text:style-name="Table_20_Contents">Soun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>Sound data stored in flash.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ROM_ADDR_LOWER</text:p>
          </table:table-cell>
          <table:table-cell table:style-name="Table1.F2" table:number-columns-spanned="2" office:value-type="string">
            <text:p text:style-name="Table_20_Contents">Lower 16 bits of the rom address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ROM_ADDR_UPPER</text:p>
          </table:table-cell>
          <table:table-cell table:style-name="Table1.F2" table:number-columns-spanned="2" office:value-type="string">
            <text:p text:style-name="Table_20_Contents">Upper 8 bits of the rom address </text:p>
          </table:table-cell>
          <table:covered-table-cell/>
        </table:table-row>
        <table:table-row>
          <table:table-cell table:style-name="Table1.A2" office:value-type="string">
            <text:p text:style-name="Table_20_Contents">bam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AMP</text:p>
          </table:table-cell>
          <table:table-cell table:style-name="Table1.F2" table:number-columns-spanned="2" office:value-type="string">
            <text:p text:style-name="Table_20_Contents">Amplitude of the sound, 0 is no attenuation, 15 is full attenuation</text:p>
          </table:table-cell>
          <table:covered-table-cell/>
        </table:table-row>
        <table:table-row>
          <table:table-cell table:style-name="Table1.A2" office:value-type="string">
            <text:p text:style-name="Table_20_Contents">b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DURATION_LOWER</text:p>
          </table:table-cell>
          <table:table-cell table:style-name="Table1.F2" table:number-columns-spanned="2" office:value-type="string">
            <text:p text:style-name="Table_20_Contents">Lower 16 bits of sound duration</text:p>
          </table:table-cell>
          <table:covered-table-cell/>
        </table:table-row>
        <table:table-row>
          <table:table-cell table:style-name="Table1.A2" office:value-type="string">
            <text:p text:style-name="Table_20_Contents">b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DURATION_UPPER</text:p>
          </table:table-cell>
          <table:table-cell table:style-name="Table1.F2" table:number-columns-spanned="2" office:value-type="string">
            <text:p text:style-name="Table_20_Contents">Upper 16 bits of sound duration</text:p>
          </table:table-cell>
          <table:covered-table-cell/>
        </table:table-row>
        <table:table-row>
          <table:table-cell table:style-name="Table1.A2" office:value-type="string">
            <text:p text:style-name="Table_20_Contents">s0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0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1_amp1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s1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2_amp2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3_amp3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Unus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lank sig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APPER_BLANK</text:p>
          </table:table-cell>
          <table:table-cell table:style-name="Table1.F2" table:number-columns-spanned="2" office:value-type="string">
            <text:p text:style-name="Table_20_Contents">1 bit blank_time_up signal</text:p>
          </table:table-cell>
          <table:covered-table-cell/>
        </table:table-row>
        <table:table-row>
          <table:table-cell table:style-name="Table1.A2" office:value-type="string">
            <text:p text:style-name="Table_20_Contents">bg_palette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2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PALETTE</text:p>
          </table:table-cell>
          <table:table-cell table:style-name="Table1.F2" table:number-columns-spanned="2" office:value-type="string">
            <text:p text:style-name="Table_20_Contents">Used to change palette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6T16:20:00.03</dc:date>
    <meta:editing-duration>PT08H44M56S</meta:editing-duration>
    <meta:editing-cycles>38</meta:editing-cycles>
    <meta:generator>OpenOffice.org/3.2$Win32 OpenOffice.org_project/320m12$Build-9483</meta:generator>
    <dc:creator>Ashton Snelgrove</dc:creator>
    <meta:document-statistic meta:table-count="1" meta:image-count="0" meta:object-count="0" meta:page-count="3" meta:paragraph-count="203" meta:word-count="477" meta:character-count="3085"/>
  </office:meta>
</office:document-meta>
</file>